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2.1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cm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cm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cm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cm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cm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cm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cm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cm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cm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cm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cm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cm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cm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TestPlan for Tomcat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4" table:default-cell-style-name="Default"/>
        <table:table-column table:style-name="co6" table:default-cell-style-name="ce16"/>
        <table:table-column table:style-name="co6" table:number-columns-repeated="10" table:default-cell-style-name="Default"/>
        <table:table-column table:style-name="co5" table:number-columns-repeated="47" table:default-cell-style-name="ce16"/>
        <table:table-row table:style-name="ro2">
          <table:table-cell table:number-columns-repeated="2"/>
          <table:table-cell table:style-name="ce9" office:value-type="string">
            <text:p>Total High</text:p>
          </table:table-cell>
          <table:table-cell table:formula="of:=SUMIF([.C5:.C883];&quot;High&quot;;[.D5:.D883])" office:value-type="float" office:value="209">
            <text:p>209</text:p>
          </table:table-cell>
          <table:table-cell table:style-name="Default" table:formula="of:=SUMPRODUCT(([.C5:.C883]=&quot;High&quot;)*([.E5:.E883]=&quot;x&quot;)*[.D5:.D883])" office:value-type="float" office:value="37">
            <text:p>37</text:p>
          </table:table-cell>
          <table:table-cell table:formula="of:=SUMPRODUCT(([.C5:.C883]=&quot;High&quot;)*([.F5:.F883]=&quot;x&quot;)*[.D5:.D883])" office:value-type="float" office:value="59">
            <text:p>59</text:p>
          </table:table-cell>
          <table:table-cell table:formula="of:=SUMPRODUCT(([.C5:.C883]=&quot;High&quot;)*([.G5:.G883]=&quot;x&quot;)*[.D5:.D883])" office:value-type="float" office:value="31">
            <text:p>31</text:p>
          </table:table-cell>
          <table:table-cell table:formula="of:=SUMPRODUCT(([.C5:.C883]=&quot;High&quot;)*([.H5:.H883]=&quot;x&quot;)*[.D5:.D883])" office:value-type="float" office:value="34">
            <text:p>34</text:p>
          </table:table-cell>
          <table:table-cell table:formula="of:=SUMPRODUCT(([.C5:.C883]=&quot;High&quot;)*([.I5:.I883]=&quot;x&quot;)*[.D5:.D883])" office:value-type="float" office:value="48">
            <text:p>48</text:p>
          </table:table-cell>
          <table:table-cell table:number-columns-repeated="6"/>
          <table:table-cell table:style-name="ce25" table:number-columns-repeated="47"/>
        </table:table-row>
        <table:table-row table:style-name="ro2">
          <table:table-cell table:number-columns-repeated="2"/>
          <table:table-cell table:style-name="ce5" office:value-type="string">
            <text:p>Total Medium</text:p>
          </table:table-cell>
          <table:table-cell table:formula="of:=SUMIF([.C5:.C883];&quot;Medium&quot;;[.D5:.D883])" office:value-type="float" office:value="92">
            <text:p>92</text:p>
          </table:table-cell>
          <table:table-cell table:style-name="Default" table:formula="of:=SUMPRODUCT(([.C5:.C883]=&quot;Medium&quot;)*([.E5:.E883]=&quot;x&quot;)*[.D5:.D883])" office:value-type="float" office:value="23">
            <text:p>23</text:p>
          </table:table-cell>
          <table:table-cell table:formula="of:=SUMPRODUCT(([.C5:.C883]=&quot;Medium&quot;)*([.F5:.F883]=&quot;x&quot;)*[.D5:.D883])" office:value-type="float" office:value="17">
            <text:p>17</text:p>
          </table:table-cell>
          <table:table-cell table:formula="of:=SUMPRODUCT(([.C5:.C883]=&quot;Medium&quot;)*([.G5:.G883]=&quot;x&quot;)*[.D5:.D883])" office:value-type="float" office:value="17">
            <text:p>17</text:p>
          </table:table-cell>
          <table:table-cell table:formula="of:=SUMPRODUCT(([.C5:.C883]=&quot;Medium&quot;)*([.H5:.H883]=&quot;x&quot;)*[.D5:.D883])" office:value-type="float" office:value="22">
            <text:p>22</text:p>
          </table:table-cell>
          <table:table-cell table:formula="of:=SUMPRODUCT(([.C5:.C883]=&quot;Medium&quot;)*([.I5:.I883]=&quot;x&quot;)*[.D5:.D883])" office:value-type="float" office:value="13">
            <text:p>13</text:p>
          </table:table-cell>
          <table:table-cell table:number-columns-repeated="6"/>
          <table:table-cell table:style-name="ce25" table:number-columns-repeated="47"/>
        </table:table-row>
        <table:table-row table:style-name="ro2">
          <table:table-cell table:number-columns-repeated="2"/>
          <table:table-cell table:style-name="ce13" office:value-type="string">
            <text:p>Total Low</text:p>
          </table:table-cell>
          <table:table-cell table:formula="of:=SUMIF([.C5:.C883];&quot;Low&quot;;[.D5:.D883])" office:value-type="float" office:value="8">
            <text:p>8</text:p>
          </table:table-cell>
          <table:table-cell table:style-name="Default" table:formula="of:=SUMPRODUCT(([.C5:.C883]=&quot;Low&quot;)*([.E5:.E883]=&quot;x&quot;)*[.D5:.D883])" office:value-type="float" office:value="2">
            <text:p>2</text:p>
          </table:table-cell>
          <table:table-cell table:formula="of:=SUMPRODUCT(([.C5:.C883]=&quot;Low&quot;)*([.F5:.F883]=&quot;x&quot;)*[.D5:.D883])" office:value-type="float" office:value="0">
            <text:p>0</text:p>
          </table:table-cell>
          <table:table-cell table:formula="of:=SUMPRODUCT(([.C5:.C883]=&quot;Low&quot;)*([.G5:.G883]=&quot;x&quot;)*[.D5:.D883])" office:value-type="float" office:value="2">
            <text:p>2</text:p>
          </table:table-cell>
          <table:table-cell table:formula="of:=SUMPRODUCT(([.C5:.C883]=&quot;Low&quot;)*([.H5:.H883]=&quot;x&quot;)*[.D5:.D883])" office:value-type="float" office:value="4">
            <text:p>4</text:p>
          </table:table-cell>
          <table:table-cell table:formula="of:=SUMPRODUCT(([.C5:.C883]=&quot;Low&quot;)*([.I5:.I883]=&quot;x&quot;)*[.D5:.D883])" office:value-type="float" office:value="0">
            <text:p>0</text:p>
          </table:table-cell>
          <table:table-cell table:number-columns-repeated="6"/>
          <table:table-cell table:style-name="ce25" table:number-columns-repeated="47"/>
        </table:table-row>
        <table:table-row table:style-name="ro3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hai.nguyen</text:p>
          </table:table-cell>
          <table:table-cell table:style-name="ce24" office:value-type="string">
            <text:p>maamoun.soltani</text:p>
          </table:table-cell>
          <table:table-cell table:style-name="ce24" office:value-type="string">
            <text:p>Path</text:p>
          </table:table-cell>
          <table:table-cell table:style-name="ce24" table:number-columns-repeated="3"/>
          <table:table-cell table:style-name="ce25" table:number-columns-repeated="49"/>
        </table:table-row>
        <table:table-row table:style-name="ro2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Hom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Hom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Hom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Spac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Spac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Spac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Wiki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Wiki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Wiki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Sites Explor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Sites Explor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Sites Explor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Foru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Foru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Foru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I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I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moke/Integration/I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CMI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CMI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4"/>
          <table:table-cell table:style-name="ce16" office:value-type="string">
            <text:p>Smoke/Integration/CMI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Manage Personal Calend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Manage Personal Calend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Manage Personal Calend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Manage Public 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Manage Public 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Manage Public 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Share a calend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Share a calend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Share a calend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Check highlight in mini 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Check highlight in mini 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Check highlight in mini 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Check pop up remin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Check pop up remin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Check pop up remin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Check mail remin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Check mail remin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Check mail remin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Add events to a shared calend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Add events to a shared calend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Add events to a shared calend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Add events to a public 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Add events to a public 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Add events to a public 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Check all the view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Check all the view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Check all the view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Drag and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Drag and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Drag and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Resize event/tas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Resize event/tas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Resize event/tas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Manage Grou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Manage Grou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Manage Grou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Quick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Advance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Advance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alendar\Advance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Manage Tas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Manage Tas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alendar\Manage Tas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Add Roo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Add Roo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Add Roo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Inv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Inv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Inv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Configu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Configu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Configu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Add contac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Add contac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Add contac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Remov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Remov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Remov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User statu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User statu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User statu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Add private cha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Add private cha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Add private cha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Send private mess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Send private mess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Send private mess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Send 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Send 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Send 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Export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Export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Export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Message in perio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Message in perio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Message in perio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Leave a roo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Leave a roo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Leave a roo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Send 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Send 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hat\Send 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Join a roo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Join a roo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hat\Join a roo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Manage Address boo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Manage Address boo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Manage Address boo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Sha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Sha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Sha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Manag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Manag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Manag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Copy and 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Copy and 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Copy and 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Shar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Shar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Share Contac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Send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Send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Send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Switch view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Switch view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Switch view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Quick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Quick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Quick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Advanced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Advanced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Contact\Advanced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Tag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Tag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Contact\Tag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Manage Accou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Manage Accou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Manage Accou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Dele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Dele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Dele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Manage contact in Mai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Manage contact in Mai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Manage contact in Mai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Add event in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Add event in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Add event in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Filter 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Filter 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Filter 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Manage fil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Manage fil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Manage fil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Manage 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Manage 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Manage 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Check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Check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Check Mai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Compos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Compos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Compos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Draf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Draf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Draf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Repl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Forwar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Forwar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Forwar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Drag and 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Drag and 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Drag and 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Quick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Quick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Quick 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Advance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Advance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CS\Mail\Advance 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Manage Ta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Manage Ta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office:value-type="string">
            <text:p>x</text:p>
          </table:table-cell>
          <table:table-cell table:style-name="ce16" office:value-type="string">
            <text:p>CS\Mail\Manage Ta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Copy_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Copy_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Copy_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Cut_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Cut_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Cut_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Renam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Renam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Renam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Sym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Sym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Sym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WebDAV\Cre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WebDAV\Cre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WebDAV\Cre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WebDAV\Ac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WebDAV\Ac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ction\WebDAV\Ac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Drag_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Drag_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ction\Drag_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in\Pub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in\Pub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in\Pub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in\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in\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in\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in\Rel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in\Rel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in\Rel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in\Node_Propert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in\Node_Propert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in\Node_Propert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in\Export_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in\Export_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in\Export_Im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Ta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Ta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Ta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Categori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Categori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Categori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Templ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Templ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Templ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Dri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Dri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Dri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Namespa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Namespa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Namespa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Node_Typ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Node_Typ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Node_Typ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Que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Que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Que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Scrip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Scrip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Scrip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Ac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Ac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ADM\Ac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Lock_Un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Lock_Un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ADM\Lock_Unlo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Folder\Content_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Folder\Content_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Folder\Content_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lipboa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lipboa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lipboa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Tag\Priv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Tag\Priv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Tag\Priv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ollaboration\Tag\Publi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ollaboration\Tag\Publi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ollaboration\Tag\Publi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Langu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Langu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Langu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ollabora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ollabora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ollabora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ollaboration\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reate\Document\Artic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reate\Document\Artic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reate\Document\Artic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Document\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Document\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Create\Document\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reate\Document\Free_Layou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reate\Document\Free_Layou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Create\Document\Free_Layou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Info\Permiss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Info\Permiss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Info\Permiss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Info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Info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Info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Search\Simp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Search\Simp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Search\Simp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Search\Advance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Search\Advance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Search\Advance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Search\Que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Search\Que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Search\Que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Setting\Browsing_Preferenc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Setting\Browsing_Preferenc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DMS\Setting\Browsing_Preferenc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Upload_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Upload_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DMS\Upload_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Content_List_Viewer\Create_By_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Content_List_Viewer\Create_By_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Content_List_Viewer\Create_By_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Content_List_Viewer\Create_By_Content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Content_List_Viewer\Create_By_Content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Content_List_Viewer\Create_By_Content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UnPub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UnPub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UnPub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Edit_CLV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Edit_CLV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Edit_CLV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FCK_Edito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FCK_Edito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FCK_Edito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Form_Genera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Form_Genera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Form_Genera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Newsletter_Manager\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Newsletter_Manager\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Newsletter_Manager\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Newsletter_Manager\Subscrip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Newsletter_Manager\Subscrip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Newsletter_Manager\Subscrip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Newsletter_Manager\Lett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Newsletter_Manager\Lett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Newsletter_Manager\Lett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Newsletter_Manager\Subscribe_Let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Newsletter_Manager\Subscribe_Let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Newsletter_Manager\Subscribe_Let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New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New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New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ECMS\WCM\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Single_Content_Vie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Single_Content_Vie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ECMS\WCM\Single_Content_Vie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WF\Admin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WF\Admin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WF\Admin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WF\Admin\Uploa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WF\Admin\Uploa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WF\Admin\Uploa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WF\Content_Publishing\Appr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WF\Content_Publishing\Appr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WF\Content_Publishing\Appr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WF\Holiday\Appr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WF\Holiday\Appr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WF\Holiday\Appr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WF\Pay_Raise\WF\Gra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WF\Pay_Raise\WF\Gra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2"/>
          <table:table-cell office:value-type="string">
            <text:p>x</text:p>
          </table:table-cell>
          <table:table-cell table:style-name="ce16"/>
          <table:table-cell table:style-name="ce16" office:value-type="string">
            <text:p>WF\Pay_Raise\WF\Gra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Authenticate\Sign I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Authenticate\Sign I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Authenticate\Sign I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Dashboard\Drag &amp;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Dashboard\Drag &amp;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Dashboard\Drag &amp;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Dashboard\Manage gadge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Dashboard\Manage gadge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Dashboard\Manage gadge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Dashboard\Manage tab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Dashboard\Manage tab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Dashboard\Manage tab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Layout\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Layout\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Layout\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Add application into 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Add application into 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 Navigation\Edit\Edit Navigation\Edit Node\ Add application into 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Add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Add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Add 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Gadget\Remot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Gadget\Remot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Administration\Application Registry\Gadget\Remot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User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User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User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Group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Group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Group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Membership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Membership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Group\Organization\User and Group management\Membership Management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Edit\Basic\page for port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Edit\Basic\page for port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Edit\Basic\page for port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porta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porta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porta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Basic\page for grou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Basic\page for grou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Basic\page for grou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us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us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Basic\page for us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Advanced\Port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Advanced\Port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Advanced\Port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Advanced\Grou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Advanced\Grou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Create\Advanced\Grou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Advanced\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Advanced\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Create\Advanced\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Edit\Basic\page for grou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Edit\Basic\page for grou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Edit\Basic\page for grou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Edit\Basic\page for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Edit\Basic\page for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Manage Pages\Edit\Basic\page for us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Manage Pages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change porta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change porta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change porta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Site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Layout\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Layout\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Layout\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Portal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Portal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Portal's confi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Change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Add application into category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Add application into category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Navigation\Edit Node\ Add application into category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age_Nav\Navigation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age_Nav\Navigation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age_Nav\Navigation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ortal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age_Nav\Navigation\Manage Navi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age_Nav\Navigation\Manage Navi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age_Nav\Navigation\Manage Navi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Group\Organization\New Staff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Group\Organization\New Staff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Group\Organization\New Staff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rivate mode\Account Settings\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rivate mode\Account Settings\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rivate mode\Account Settings\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Account Settings\Passwo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Account Settings\Passwo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Account Settings\Passwo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rivate mode\Language Settin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rivate mode\Language Settin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rivate mode\Language Settin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Skin Setting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Skin Setting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rivate mode\Skin Setting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ublic m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ublic m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ublic mode\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ublic mode\Forgot user name/passwo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ublic mode\Forgot user name/passwo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ublic mode\Forgot user name/passwo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ublic mode\Language Settin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ublic mode\Language Settin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public mode\Language Settin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ublic mode\Remember my logi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ublic mode\Remember my logi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Public mode\Remember my logi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Site map\Link p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Site map\Link p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Site map\Link p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Site map\Show or hide 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Site map\Show or hide 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Site map\Show or hide 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user Navigation\Edit\Edit Layout\Site's confi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user Navigation\Edit\Edit Layout\Site's confi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user Navigation\Edit\Edit Layout\Site's confi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User Navigation\Edit\Edit Layout\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User Navigation\Edit\Edit Layout\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Portal\User Navigation\Edit\Edit Layout\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Portal\User Navigation\Edit\Edit Layout\Add Application into contain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Answer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Answer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Answer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Answer\Rate_And_S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Answer\Rate_And_S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Answer\Rate_And_S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Answer\Active_And_Appr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Answer\Active_And_Appr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Answer\Active_And_Appr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Answer\Manage_Com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Answer\Manage_Com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Answer\Manage_Com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Category\Drag_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Category\Drag_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Category\Drag_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Export 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Export 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Category\Export 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Category\Watch_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Category\Watch_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Category\Watch_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\Se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\Se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Question\Se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Question\Manage_Ques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Question\Manage_Ques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Question\Manage_Ques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Search_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Search_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Search_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Setting 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Setting 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Answers\Setting 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AQ\Browse_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AQ\Browse_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AQ\Browse_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AQ\Setting_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AQ\Setting_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AQ\Setting_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AQ\View_Ques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AQ\View_Ques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AQ\View_Ques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Administration\Ban_I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Administration\Ban_I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Administration\Ban_I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Administration\Manage_BB_Co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Administration\Manage_BB_Co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Administration\Manage_BB_Co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Bookmar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Bookmar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Bookmar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Category\Basic_Action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Category\Basic_Action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Category\Basic_Actions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Category\Import_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Category\Import_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Category\Import_Ex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Forum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Forum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Forum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Forum\More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Forum\More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Forum\More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User_Manage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User_Manage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User_Manage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Post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Post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Post\Basic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Private_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Private_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Private_Mess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Setting_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Setting_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Setting_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Basic_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Topic\More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Topic\More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Topic\More_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Ta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Ta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Ta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Topic\R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Topic\R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Topic\R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Manage_Po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Manage_Po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Forum\Topic\Manage_Po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User_Sett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User_Sett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/>
          <table:table-cell table:style-name="ce16" table:number-columns-repeated="2"/>
          <table:table-cell table:style-name="ce16" office:value-type="string">
            <text:p>KS\Forum\User_Sett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Watch_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Watch_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Forum\Watch_Un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Page\Plain Text Edi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Page\Plain Text Edi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Page\Plain Text Edito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Page\Rich Text Edito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Page\Rich Text Edito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Page\Rich Text Edito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Edit\Paragrap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Edit\Paragrap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Edit\Paragrap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Renam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Renam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Renam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Wat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Attachment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Attachment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Attachment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Page_Info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Page_Info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Page_Info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Default"/>
          <table:table-cell table:style-name="ce16"/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KS\Wiki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17</text:p>
          </table:table-cell>
          <table:table-cell table:style-name="ce16" office:value-type="string">
            <text:p>SniffTest - Check People listin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Li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17</text:p>
          </table:table-cell>
          <table:table-cell table:style-name="ce16" office:value-type="string">
            <text:p>SniffTest - Check People list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Li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17</text:p>
          </table:table-cell>
          <table:table-cell table:style-name="ce16" office:value-type="string">
            <text:p>SniffTest - Check People lis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Li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PEO_18</text:p>
          </table:table-cell>
          <table:table-cell office:value-type="string">
            <text:p>SniffTest - Search peop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18</text:p>
          </table:table-cell>
          <table:table-cell office:value-type="string">
            <text:p>SniffTest - Search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18</text:p>
          </table:table-cell>
          <table:table-cell office:value-type="string">
            <text:p>SniffTest - Search peop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19</text:p>
          </table:table-cell>
          <table:table-cell table:style-name="ce16" office:value-type="string">
            <text:p>SniffTest - Accept/Deny Invitation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Invi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19</text:p>
          </table:table-cell>
          <table:table-cell table:style-name="ce16" office:value-type="string">
            <text:p>SniffTest - Accept/Deny Invitation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Invi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19</text:p>
          </table:table-cell>
          <table:table-cell table:style-name="ce16" office:value-type="string">
            <text:p>SniffTest - Accept/Deny Invitation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Invi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PEO_20</text:p>
          </table:table-cell>
          <table:table-cell office:value-type="string">
            <text:p>SniffTest - Network lis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Networ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0</text:p>
          </table:table-cell>
          <table:table-cell office:value-type="string">
            <text:p>SniffTest - Network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Networ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0</text:p>
          </table:table-cell>
          <table:table-cell office:value-type="string">
            <text:p>SniffTest - Network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Networ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1</text:p>
          </table:table-cell>
          <table:table-cell table:style-name="ce16" office:value-type="string">
            <text:p>SniffTest - Incoming lis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Received Invita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1</text:p>
          </table:table-cell>
          <table:table-cell table:style-name="ce16" office:value-type="string">
            <text:p>SniffTest - Incoming li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Received Invita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1</text:p>
          </table:table-cell>
          <table:table-cell table:style-name="ce16" office:value-type="string">
            <text:p>SniffTest - Incoming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Received Invita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PEO_22</text:p>
          </table:table-cell>
          <table:table-cell office:value-type="string">
            <text:p>SniffTest - Outgoing lis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Pending Request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2</text:p>
          </table:table-cell>
          <table:table-cell office:value-type="string">
            <text:p>SniffTest - Outgoing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Pending Request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2</text:p>
          </table:table-cell>
          <table:table-cell office:value-type="string">
            <text:p>SniffTest - Outgoing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Pending Request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3</text:p>
          </table:table-cell>
          <table:table-cell table:style-name="ce16" office:value-type="string">
            <text:p>SniffTest - Add User's Activity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Activities/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3</text:p>
          </table:table-cell>
          <table:table-cell table:style-name="ce16" office:value-type="string">
            <text:p>SniffTest - Add User's Activit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Activities/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3</text:p>
          </table:table-cell>
          <table:table-cell table:style-name="ce16" office:value-type="string">
            <text:p>SniffTest - Add User's Activit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Activities/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PEO_24</text:p>
          </table:table-cell>
          <table:table-cell office:value-type="string">
            <text:p>SniffTest - Actions on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Activities/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4</text:p>
          </table:table-cell>
          <table:table-cell office:value-type="string">
            <text:p>SniffTest - Actions on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Activities/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4</text:p>
          </table:table-cell>
          <table:table-cell office:value-type="string">
            <text:p>SniffTest - Actions on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Activities/Ac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5</text:p>
          </table:table-cell>
          <table:table-cell table:style-name="ce16" office:value-type="string">
            <text:p>SniffTest - View activities of other us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Other User/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5</text:p>
          </table:table-cell>
          <table:table-cell table:style-name="ce16" office:value-type="string">
            <text:p>SniffTest - View activities of other use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Other User/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5</text:p>
          </table:table-cell>
          <table:table-cell table:style-name="ce16" office:value-type="string">
            <text:p>SniffTest - View activities of other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Other User/Activi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PEO_26</text:p>
          </table:table-cell>
          <table:table-cell office:value-type="string">
            <text:p>SniffTest - View and Edit user's profi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Profile/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6</text:p>
          </table:table-cell>
          <table:table-cell office:value-type="string">
            <text:p>SniffTest - View and Edit user's pro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Profile/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6</text:p>
          </table:table-cell>
          <table:table-cell office:value-type="string">
            <text:p>SniffTest - View and Edit user's pro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Profile/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7</text:p>
          </table:table-cell>
          <table:table-cell table:style-name="ce16" office:value-type="string">
            <text:p>SniffTest - View profile of other us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Other User/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7</text:p>
          </table:table-cell>
          <table:table-cell table:style-name="ce16" office:value-type="string">
            <text:p>SniffTest - View profile of other use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Other User/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7</text:p>
          </table:table-cell>
          <table:table-cell table:style-name="ce16" office:value-type="string">
            <text:p>SniffTest - View profile of other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people/Other User/Pro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PEO_28</text:p>
          </table:table-cell>
          <table:table-cell office:value-type="string">
            <text:p>SniffTest - Drag &amp; drop gadget in Dashboar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Dashboard/Drag and 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8</text:p>
          </table:table-cell>
          <table:table-cell office:value-type="string">
            <text:p>SniffTest - Drag &amp; drop gadget in Dashboard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Dashboard/Drag and 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28</text:p>
          </table:table-cell>
          <table:table-cell office:value-type="string">
            <text:p>SniffTest - Drag &amp; drop gadget in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Dashboard/Drag and Drop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9</text:p>
          </table:table-cell>
          <table:table-cell table:style-name="ce16" office:value-type="string">
            <text:p>SniffTest - Share and View link for friend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Dashboard/View lin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9</text:p>
          </table:table-cell>
          <table:table-cell table:style-name="ce16" office:value-type="string">
            <text:p>SniffTest - Share and View link for friend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Dashboard/View lin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PEO_29</text:p>
          </table:table-cell>
          <table:table-cell table:style-name="ce16" office:value-type="string">
            <text:p>SniffTest - Share and View link for frien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Dashboard/View lin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PEO_30</text:p>
          </table:table-cell>
          <table:table-cell office:value-type="string">
            <text:p>SniffTest - View Connections list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Other User/Networ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30</text:p>
          </table:table-cell>
          <table:table-cell office:value-type="string">
            <text:p>SniffTest - View Connections list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Other User/Networ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PEO_30</text:p>
          </table:table-cell>
          <table:table-cell office:value-type="string">
            <text:p>SniffTest - View Connections list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people/Other User/Networ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02</text:p>
          </table:table-cell>
          <table:table-cell table:style-name="ce16" office:value-type="string">
            <text:p>SniffTest - Manage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an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2</text:p>
          </table:table-cell>
          <table:table-cell table:style-name="ce16" office:value-type="string">
            <text:p>SniffTest - Manage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an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2</text:p>
          </table:table-cell>
          <table:table-cell table:style-name="ce16" office:value-type="string">
            <text:p>SniffTest - Manage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anag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SPC_03</text:p>
          </table:table-cell>
          <table:table-cell office:value-type="string">
            <text:p>SniffTest - Search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3</text:p>
          </table:table-cell>
          <table:table-cell office:value-type="string">
            <text:p>SniffTest - Search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3</text:p>
          </table:table-cell>
          <table:table-cell office:value-type="string">
            <text:p>SniffTest - Search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04</text:p>
          </table:table-cell>
          <table:table-cell table:style-name="ce16" office:value-type="string">
            <text:p>SniffTest - Access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Acces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4</text:p>
          </table:table-cell>
          <table:table-cell table:style-name="ce16" office:value-type="string">
            <text:p>SniffTest - Access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Acces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4</text:p>
          </table:table-cell>
          <table:table-cell table:style-name="ce16" office:value-type="string">
            <text:p>SniffTest - Access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Acces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SPC_05</text:p>
          </table:table-cell>
          <table:table-cell office:value-type="string">
            <text:p>SniffTest - Add Activity on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Activit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5</text:p>
          </table:table-cell>
          <table:table-cell office:value-type="string">
            <text:p>SniffTest - Add Activity on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Activit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5</text:p>
          </table:table-cell>
          <table:table-cell office:value-type="string">
            <text:p>SniffTest - Add Activity on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Activit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06</text:p>
          </table:table-cell>
          <table:table-cell table:style-name="ce16" office:value-type="string">
            <text:p>SniffTest - Actions on Space Activity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Activity 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6</text:p>
          </table:table-cell>
          <table:table-cell table:style-name="ce16" office:value-type="string">
            <text:p>SniffTest - Actions on Space Activit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Activity 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6</text:p>
          </table:table-cell>
          <table:table-cell table:style-name="ce16" office:value-type="string">
            <text:p>SniffTest - Actions on Space Activit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Activity action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SPC_07</text:p>
          </table:table-cell>
          <table:table-cell office:value-type="string">
            <text:p>SniffTest - Invite/Accept user to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Member/Inv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7</text:p>
          </table:table-cell>
          <table:table-cell office:value-type="string">
            <text:p>SniffTest - Invite/Accept user to Spac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Member/Inv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7</text:p>
          </table:table-cell>
          <table:table-cell office:value-type="string">
            <text:p>SniffTest - Invite/Accept user to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Member/Inv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08</text:p>
          </table:table-cell>
          <table:table-cell table:style-name="ce16" office:value-type="string">
            <text:p>SniffTest - Request/Accept user to Spac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ember/Reque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8</text:p>
          </table:table-cell>
          <table:table-cell table:style-name="ce16" office:value-type="string">
            <text:p>SniffTest - Request/Accept user to Spac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ember/Reque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08</text:p>
          </table:table-cell>
          <table:table-cell table:style-name="ce16" office:value-type="string">
            <text:p>SniffTest - Request/Accept user to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ember/Reque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SPC_09</text:p>
          </table:table-cell>
          <table:table-cell office:value-type="string">
            <text:p>SniffTest - Remove user from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Member/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9</text:p>
          </table:table-cell>
          <table:table-cell office:value-type="string">
            <text:p>SniffTest - Remove user from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Member/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09</text:p>
          </table:table-cell>
          <table:table-cell office:value-type="string">
            <text:p>SniffTest - Remove user from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Member/Rem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10</text:p>
          </table:table-cell>
          <table:table-cell table:style-name="ce16" office:value-type="string">
            <text:p>SniffTest - Change member's role in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ember/Change Ro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10</text:p>
          </table:table-cell>
          <table:table-cell table:style-name="ce16" office:value-type="string">
            <text:p>SniffTest - Change member's role in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ember/Change Ro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10</text:p>
          </table:table-cell>
          <table:table-cell table:style-name="ce16" office:value-type="string">
            <text:p>SniffTest - Change member's role in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Member/Change Ro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SPC_11</text:p>
          </table:table-cell>
          <table:table-cell office:value-type="string">
            <text:p>SniffTest - Add/Edit/Delete application on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Applica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11</text:p>
          </table:table-cell>
          <table:table-cell office:value-type="string">
            <text:p>SniffTest - Add/Edit/Delete application on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Applica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11</text:p>
          </table:table-cell>
          <table:table-cell office:value-type="string">
            <text:p>SniffTest - Add/Edit/Delete application on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Application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12</text:p>
          </table:table-cell>
          <table:table-cell table:style-name="ce16" office:value-type="string">
            <text:p>SniffTest - Leave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Lea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12</text:p>
          </table:table-cell>
          <table:table-cell table:style-name="ce16" office:value-type="string">
            <text:p>SniffTest - Leave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Lea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12</text:p>
          </table:table-cell>
          <table:table-cell table:style-name="ce16" office:value-type="string">
            <text:p>SniffTest - Leave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Lea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SPC_13</text:p>
          </table:table-cell>
          <table:table-cell office:value-type="string">
            <text:p>SniffTest - Manage Space Navigation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Manage navig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13</text:p>
          </table:table-cell>
          <table:table-cell office:value-type="string">
            <text:p>SniffTest - Manage Space Navigation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Manage navig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13</text:p>
          </table:table-cell>
          <table:table-cell office:value-type="string">
            <text:p>SniffTest - Manage Space Navigatio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Manage navig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14</text:p>
          </table:table-cell>
          <table:table-cell table:style-name="ce16" office:value-type="string">
            <text:p>SniffTest - Check Invitation space lis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List/Invit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14</text:p>
          </table:table-cell>
          <table:table-cell table:style-name="ce16" office:value-type="string">
            <text:p>SniffTest - Check Invitation space lis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List/Invit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14</text:p>
          </table:table-cell>
          <table:table-cell table:style-name="ce16" office:value-type="string">
            <text:p>SniffTest - Check Invitation space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List/Invit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SOC_SPC_15</text:p>
          </table:table-cell>
          <table:table-cell office:value-type="string">
            <text:p>SniffTest - Check Pending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List/Pendin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15</text:p>
          </table:table-cell>
          <table:table-cell office:value-type="string">
            <text:p>SniffTest - Check Pending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List/Pendin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SOC_SPC_15</text:p>
          </table:table-cell>
          <table:table-cell office:value-type="string">
            <text:p>SniffTest - Check Pending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ocial/Space/List/Pendin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16</text:p>
          </table:table-cell>
          <table:table-cell table:style-name="ce16" office:value-type="string">
            <text:p>SniffTest - Check Public space lis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List/Public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16</text:p>
          </table:table-cell>
          <table:table-cell table:style-name="ce16" office:value-type="string">
            <text:p>SniffTest - Check Public space lis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List/Public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SOC_SPC_16</text:p>
          </table:table-cell>
          <table:table-cell table:style-name="ce16" office:value-type="string">
            <text:p>SniffTest - Check Public space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/Space/List/Public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01</text:p>
          </table:table-cell>
          <table:table-cell office:value-type="string">
            <text:p>SniffTest - Show Desktop Context Menu for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Show_for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1</text:p>
          </table:table-cell>
          <table:table-cell office:value-type="string">
            <text:p>SniffTest - Show Desktop Context Menu form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Show_for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1</text:p>
          </table:table-cell>
          <table:table-cell office:value-type="string">
            <text:p>SniffTest - Show Desktop Context Menu for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Show_form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02</text:p>
          </table:table-cell>
          <table:table-cell table:style-name="ce16" office:value-type="string">
            <text:p>SniffTest - Add application on dockba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Add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2</text:p>
          </table:table-cell>
          <table:table-cell table:style-name="ce16" office:value-type="string">
            <text:p>SniffTest - Add application on dockb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Add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2</text:p>
          </table:table-cell>
          <table:table-cell table:style-name="ce16" office:value-type="string">
            <text:p>SniffTest - Add application on dockb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Add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03</text:p>
          </table:table-cell>
          <table:table-cell office:value-type="string">
            <text:p>SniffTest - Add application by right clic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Add by right cli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3</text:p>
          </table:table-cell>
          <table:table-cell office:value-type="string">
            <text:p>SniffTest - Add application by right cli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Add by right cli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3</text:p>
          </table:table-cell>
          <table:table-cell office:value-type="string">
            <text:p>SniffTest - Add application by right clic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Add by right cli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04</text:p>
          </table:table-cell>
          <table:table-cell table:style-name="ce16" office:value-type="string">
            <text:p>SniffTest - Check Close All Application by right click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Close all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4</text:p>
          </table:table-cell>
          <table:table-cell table:style-name="ce16" office:value-type="string">
            <text:p>SniffTest - Check Close All Application by right click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Close all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4</text:p>
          </table:table-cell>
          <table:table-cell table:style-name="ce16" office:value-type="string">
            <text:p>SniffTest - Check Close All Application by right clic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Close all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05</text:p>
          </table:table-cell>
          <table:table-cell office:value-type="string">
            <text:p>SniffTest - Check quit an application by select Quit on dockb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Quit application on dockb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5</text:p>
          </table:table-cell>
          <table:table-cell office:value-type="string">
            <text:p>SniffTest - Check quit an application by select Quit on dockb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Quit application on dockb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5</text:p>
          </table:table-cell>
          <table:table-cell office:value-type="string">
            <text:p>SniffTest - Check quit an application by select Quit on dockb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Quit application on dockb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06</text:p>
          </table:table-cell>
          <table:table-cell table:style-name="ce16" office:value-type="string">
            <text:p>SniffTest - Check quit an application by click (x) at the right top of the application window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Quit application by click at t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6</text:p>
          </table:table-cell>
          <table:table-cell table:style-name="ce16" office:value-type="string">
            <text:p>SniffTest - Check quit an application by click (x) at the right top of the application window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Quit application by click at t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6</text:p>
          </table:table-cell>
          <table:table-cell table:style-name="ce16" office:value-type="string">
            <text:p>SniffTest - Check quit an application by click (x) at the right top of the application window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Quit application by click at t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07</text:p>
          </table:table-cell>
          <table:table-cell office:value-type="string">
            <text:p>SniffTest - Check Remove an application by select Remove from dockb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Remove application form dockb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7</text:p>
          </table:table-cell>
          <table:table-cell office:value-type="string">
            <text:p>SniffTest - Check Remove an application by select Remove from dockb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Remove application form dockb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7</text:p>
          </table:table-cell>
          <table:table-cell office:value-type="string">
            <text:p>SniffTest - Check Remove an application by select Remove from dockb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Remove application form dockb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08</text:p>
          </table:table-cell>
          <table:table-cell table:style-name="ce16" office:value-type="string">
            <text:p>SniffTest - Check status an application ( minimize/maximize/restor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Check statu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8</text:p>
          </table:table-cell>
          <table:table-cell table:style-name="ce16" office:value-type="string">
            <text:p>SniffTest - Check status an application ( minimize/maximize/restor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Check statu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08</text:p>
          </table:table-cell>
          <table:table-cell table:style-name="ce16" office:value-type="string">
            <text:p>SniffTest - Check status an application ( minimize/maximize/restor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16" table:number-columns-repeated="3"/>
          <table:table-cell table:style-name="ce16" office:value-type="string">
            <text:p>Webos\Application\Basic_Actions\Check statu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09</text:p>
          </table:table-cell>
          <table:table-cell office:value-type="string">
            <text:p>SniffTest - Change Page tit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Change page tit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9</text:p>
          </table:table-cell>
          <table:table-cell office:value-type="string">
            <text:p>SniffTest - Change Page titl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Change page tit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09</text:p>
          </table:table-cell>
          <table:table-cell office:value-type="string">
            <text:p>SniffTest - Change Page tit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3"/>
          <table:table-cell office:value-type="string">
            <text:p>Webos\Application\Basic_Actions\Change page tit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10</text:p>
          </table:table-cell>
          <table:table-cell table:style-name="ce16" office:value-type="string">
            <text:p>SniffTest - Change background im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Change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0</text:p>
          </table:table-cell>
          <table:table-cell table:style-name="ce16" office:value-type="string">
            <text:p>SniffTest - Change background im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Change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0</text:p>
          </table:table-cell>
          <table:table-cell table:style-name="ce16" office:value-type="string">
            <text:p>SniffTest - Change background im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Change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11</text:p>
          </table:table-cell>
          <table:table-cell office:value-type="string">
            <text:p>SniffTest - Preview background im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Preview backgrou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1</text:p>
          </table:table-cell>
          <table:table-cell office:value-type="string">
            <text:p>SniffTest - Preview background im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Preview backgrou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1</text:p>
          </table:table-cell>
          <table:table-cell office:value-type="string">
            <text:p>SniffTest - Preview background image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Preview backgrou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12</text:p>
          </table:table-cell>
          <table:table-cell table:style-name="ce16" office:value-type="string">
            <text:p>SniffTest - Check when choose default background im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Default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2</text:p>
          </table:table-cell>
          <table:table-cell table:style-name="ce16" office:value-type="string">
            <text:p>SniffTest - Check when choose default background im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Default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2</text:p>
          </table:table-cell>
          <table:table-cell table:style-name="ce16" office:value-type="string">
            <text:p>SniffTest - Check when choose default background im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Default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13</text:p>
          </table:table-cell>
          <table:table-cell office:value-type="string">
            <text:p>SniffTest - Upload im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Upload im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3</text:p>
          </table:table-cell>
          <table:table-cell office:value-type="string">
            <text:p>SniffTest - Upload im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Upload im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3</text:p>
          </table:table-cell>
          <table:table-cell office:value-type="string">
            <text:p>SniffTest - Upload im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Upload im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14</text:p>
          </table:table-cell>
          <table:table-cell table:style-name="ce16" office:value-type="string">
            <text:p>SniffTest - Upload more image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Upload mo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4</text:p>
          </table:table-cell>
          <table:table-cell table:style-name="ce16" office:value-type="string">
            <text:p>SniffTest - Upload more imag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Upload mo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4</text:p>
          </table:table-cell>
          <table:table-cell table:style-name="ce16" office:value-type="string">
            <text:p>SniffTest - Upload more imag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Upload mo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15</text:p>
          </table:table-cell>
          <table:table-cell office:value-type="string">
            <text:p>SniffTest - Upload image over 2MB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Upload over 2MB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5</text:p>
          </table:table-cell>
          <table:table-cell office:value-type="string">
            <text:p>SniffTest - Upload image over 2MB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Upload over 2MB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5</text:p>
          </table:table-cell>
          <table:table-cell office:value-type="string">
            <text:p>SniffTest - Upload image over 2MB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Upload over 2MB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16</text:p>
          </table:table-cell>
          <table:table-cell table:style-name="ce16" office:value-type="string">
            <text:p>SniffTest - Delete background with confirma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Delete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6</text:p>
          </table:table-cell>
          <table:table-cell table:style-name="ce16" office:value-type="string">
            <text:p>SniffTest - Delete background with confirm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Delete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6</text:p>
          </table:table-cell>
          <table:table-cell table:style-name="ce16" office:value-type="string">
            <text:p>SniffTest - Delete background with confirm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Delete backgrou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17</text:p>
          </table:table-cell>
          <table:table-cell office:value-type="string">
            <text:p>SniffTest - Check delete all backgroun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Delete a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7</text:p>
          </table:table-cell>
          <table:table-cell office:value-type="string">
            <text:p>SniffTest - Check delete all backgroun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Delete a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7</text:p>
          </table:table-cell>
          <table:table-cell office:value-type="string">
            <text:p>SniffTest - Check delete all background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Delete al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18</text:p>
          </table:table-cell>
          <table:table-cell table:style-name="ce16" office:value-type="string">
            <text:p>SniffTest - Show/Hide applic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Show Hid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8</text:p>
          </table:table-cell>
          <table:table-cell table:style-name="ce16" office:value-type="string">
            <text:p>SniffTest - Show/Hide applic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Show Hid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WOS_18</text:p>
          </table:table-cell>
          <table:table-cell table:style-name="ce16" office:value-type="string">
            <text:p>SniffTest - Show/Hide applic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ebos\Application\Basic_Actions\Show Hide applic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NF_WOS_19</text:p>
          </table:table-cell>
          <table:table-cell office:value-type="string">
            <text:p>SniffTest - Check Refresh func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Refres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9</text:p>
          </table:table-cell>
          <table:table-cell office:value-type="string">
            <text:p>SniffTest - Check Refresh func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Refres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NF_WOS_19</text:p>
          </table:table-cell>
          <table:table-cell office:value-type="string">
            <text:p>SniffTest - Check Refresh fun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Webos\Application\Basic_Actions\Refres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_CS_CA_EVENT_06</text:p>
          </table:table-cell>
          <table:table-cell table:style-name="ce16" office:value-type="string">
            <text:p>SniffTest - Manage Eve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CS\Calendar\Manage Ev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_CS_CA_EVENT_06</text:p>
          </table:table-cell>
          <table:table-cell table:style-name="ce16" office:value-type="string">
            <text:p>SniffTest - Manage Even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/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CS\Calendar\Manage Ev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_CS_CA_EVENT_06</text:p>
          </table:table-cell>
          <table:table-cell table:style-name="ce16" office:value-type="string">
            <text:p>SniffTest - Manage Ev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 office:value-type="string">
            <text:p>CS\Calendar\Manage Event</text:p>
          </table:table-cell>
          <table:table-cell table:style-name="ce16" table:number-columns-repeated="5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27/04/2012</text:date>, <text:time>09:2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7T09:25:51.46</dc:date>
    <meta:editing-duration>PT2H26M13S</meta:editing-duration>
    <meta:editing-cycles>26</meta:editing-cycles>
    <meta:generator>OpenOffice.org/3.3$Win32 OpenOffice.org_project/330m20$Build-9567</meta:generator>
    <meta:document-statistic meta:table-count="2" meta:cell-count="5305" meta:object-count="0"/>
    <meta:user-defined meta:name="Info 1"/>
    <meta:user-defined meta:name="Info 2"/>
    <meta:user-defined meta:name="Info 3"/>
    <meta:user-defined meta:name="Info 4"/>
  </office:meta>
</office:document-meta>
</file>